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84,70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85,30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98,300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80,457,7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41,669,8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21,117,2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2,397,8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96,911,1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85,943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87,522,8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8,283,9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98,897,7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92,382,4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90,452,9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65,186,2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53,963,2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63,184,9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56,907,9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46,297,5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3:59.040097704</dc:date>
    <meta:editing-duration>PT5H25M20S</meta:editing-duration>
    <meta:editing-cycles>129</meta:editing-cycles>
    <meta:generator>LibreOffice/7.2.6.2$Linux_X86_64 LibreOffice_project/20$Build-2</meta:generator>
    <meta:document-statistic meta:table-count="1" meta:cell-count="48" meta:object-count="0"/>
  </office:meta>
</office:document-meta>
</file>